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AD000000C8DFF46164D5947449.jpg" manifest:media-type="image/jpeg"/>
  <manifest:file-entry manifest:full-path="Pictures/10000201000000E000000091C6648E24292C78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1cd4ac" officeooo:paragraph-rsid="001cd4ac"/>
    </style:style>
    <style:style style:name="P2" style:family="paragraph" style:parent-style-name="Footnote">
      <style:text-properties officeooo:paragraph-rsid="0025ac35"/>
    </style:style>
    <style:style style:name="P3" style:family="paragraph" style:parent-style-name="Header">
      <style:text-properties style:font-name="Liberation Sans" officeooo:rsid="001cd4ac" officeooo:paragraph-rsid="00279cea"/>
    </style:style>
    <style:style style:name="P4" style:family="paragraph" style:parent-style-name="Header">
      <style:paragraph-properties fo:text-align="center" style:justify-single-word="false"/>
      <style:text-properties officeooo:paragraph-rsid="00279cea"/>
    </style:style>
    <style:style style:name="P5" style:family="paragraph" style:parent-style-name="Text_20_body">
      <style:text-properties officeooo:rsid="0025b476" officeooo:paragraph-rsid="0025b476"/>
    </style:style>
    <style:style style:name="P6" style:family="paragraph" style:parent-style-name="Text_20_body">
      <style:text-properties officeooo:rsid="002694f3" officeooo:paragraph-rsid="002694f3"/>
    </style:style>
    <style:style style:name="P7" style:family="paragraph" style:parent-style-name="Text_20_body">
      <style:text-properties officeooo:paragraph-rsid="002694f3"/>
    </style:style>
    <style:style style:name="P8"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17dfbb" officeooo:paragraph-rsid="00279cea" style:font-size-asian="12pt" style:font-weight-asian="normal" style:font-size-complex="12pt" style:font-weight-complex="normal"/>
    </style:style>
    <style:style style:name="P9"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2952a4" officeooo:paragraph-rsid="002952a4" style:font-size-asian="12pt" style:font-weight-asian="normal" style:font-size-complex="12pt" style:font-weight-complex="normal"/>
    </style:style>
    <style:style style:name="T1" style:family="text">
      <style:text-properties officeooo:rsid="0025ac35"/>
    </style:style>
    <style:style style:name="T2" style:family="text">
      <style:text-properties officeooo:rsid="002694f3"/>
    </style:style>
    <style:style style:name="T3" style:family="text">
      <style:text-properties officeooo:rsid="00279cea"/>
    </style:style>
    <style:style style:name="T4" style:family="text">
      <style:text-properties style:font-name="Liberation Sans" officeooo:rsid="001cd4ac"/>
    </style:style>
    <style:style style:name="T5" style:family="text">
      <style:text-properties style:font-name="Liberation Sans" officeooo:rsid="0025ac35"/>
    </style:style>
    <style:style style:name="T6" style:family="text">
      <style:text-properties style:font-name="Liberation Sans" fo:font-size="22pt" fo:font-weight="bold" officeooo:rsid="0025ac35"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ANDRE Valentin<text:tab/><text:tab/></text:p>
      <text:p text:style-name="P3">DEFOSSE Benjamin</text:p>
      <text:p text:style-name="P3">DUQUENNOY Antoine<text:tab/><text:tab/>2016/2017</text:p>
      <text:p text:style-name="P3">NOVEL Mathias</text:p>
      <text:p text:style-name="P3">MARCO Florian</text:p>
      <text:p text:style-name="P3"><text:span text:style-name="T4"/></text:p>
      <text:p text:style-name="P4"><text:span text:style-name="T6">LISTE DES BOGUES</text:span></text:p>
      <text:p text:style-name="P5"/>
      <text:p text:style-name="P6">→ Fusion des tables de Reimplementation :</text:p>
      <text:p text:style-name="P6">La fusion arrive à copier correctement les en-têtes de section, mais les valeurs de l’offset et de l’info ne sont pas correctement lues et donc les données de la fusion sont totalement absurdes.</text:p>
      <text:p text:style-name="P7"><text:span text:style-name="T2">Nous avons situé le problème au niveau de la fonction </text:span>crea_rel_table <text:span text:style-name="T2">de fusionrel.c </text:span></text:p>
      <text:p text:style-name="P6"/>
      <text:p text:style-name="P6">→ Probleme d’execution sur d’autres architectures.</text:p>
      <text:p text:style-name="P6">Au moment de tester le programme <text:span text:style-name="T3">sur</text:span> <text:span text:style-name="T3">certains de </text:span>nos ordinateurs <text:span text:style-name="T3">personnels</text:span>, <text:span text:style-name="T3">lors de la compilation,</text:span> le programme va retourner un Segmentation Fault au moment du second appel<text:span text:style-name="T3">le</text:span> de getSt_shndx. </text:p>
      <text:p text:style-name="P7"><text:span text:style-name="T2">Valeur de symbol : « </text:span>$2 = {symbole = {st_name = 1, st_value = 0, st_size = 0, st_info = 4 '\004', st_other = 0 '\000', st_shndx = 65521}, fichier = 1} »</text:p>
      <text:p text:style-name="P6">On voit que st_shndx vaut 65521 , ce qui n’est pas ce qui est attendu et provoque cette Segmentation Fault.</text:p>
      <text:p text:style-name="P6">Lorsque nous lançons un programme compilé sur les ordinateurs de l’université, nous n’avons plus eu ce problème. Ce problème a été détecté la veille de la présentation, nous n’avons pas eu le temps de détecter sa source. </text:p>
      <text:p text:style-name="P6"/>
      <text:p text:style-name="P6">→ Concatenation des symboles : </text:p>
      <text:p text:style-name="P6">Nous nous sommes rendus compte que la fusion des tables de symboles concatene entre eux symboles locaux, puis les symboles globaux, alors que nous produisons un fichier resultat où les symboles globaux sont au milieu entre les symboles locaux du premier et du second fich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Horizontal_20_Line"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17dfbb" officeooo:paragraph-rsid="00279cea" style:font-size-asian="12pt" style:font-weight-asian="normal" style:font-size-complex="12pt" style:font-weight-complex="normal"/>
    </style:style>
    <style:style style:name="MP2"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2952a4" officeooo:paragraph-rsid="002952a4" style:font-size-asian="12pt" style:font-weight-asian="normal" style:font-size-complex="12pt" style:font-weight-complex="normal"/>
    </style:style>
    <style:style style:name="MP3" style:family="paragraph" style:parent-style-name="Footnote">
      <style:text-properties officeooo:paragraph-rsid="0025ac3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0.265cm" svg:y="-0.185cm" svg:width="2.515cm" svg:height="1.628cm" draw:z-index="0"><draw:image xlink:href="Pictures/10000201000000E000000091C6648E24292C784C.png" xlink:type="simple" xlink:show="embed" xlink:actuate="onLoad"/></draw:frame><draw:frame draw:style-name="Mfr1" draw:name="Image2" text:anchor-type="paragraph" svg:x="14.887cm" svg:y="-0.263cm" svg:width="1.626cm" svg:height="1.882cm" draw:z-index="1"><draw:image xlink:href="Pictures/10000000000000AD000000C8DFF46164D5947449.jpg" xlink:type="simple" xlink:show="embed" xlink:actuate="onLoad"/></draw:frame>Projet L3 Informatique S1 <text:s/></text:p>
        <text:p text:style-name="MP2">Liste des bogues</text:p>
      </style:header>
      <style:footer>
        <text:p text:style-name="MP3">Pour ajouter un bogue ou suivre l'évolution d'un bug reportés par un membre extérieur au groupe :</text:p>
        <text:p text:style-name="MP3">https://github.com/Plinz/Projet_S5/issues</text:p>
        <text:p text:style-name="MP3"/>
        <text:p text:style-name="MP3">Si vous souhaitez ajouter un correctif de bogue ou suivre l'évolution d'un correctif : :</text:p>
        <text:p text:style-name="MP3">https://github.com/Plinz/Projet_S5/pull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3T11:10:29.718254623</dc:date>
    <meta:editing-duration>PT57M5S</meta:editing-duration>
    <meta:editing-cycles>11</meta:editing-cycles>
    <meta:generator>LibreOffice/5.1.4.2$Linux_X86_64 LibreOffice_project/10m0$Build-2</meta:generator>
    <meta:document-statistic meta:table-count="0" meta:image-count="2" meta:object-count="0" meta:page-count="1" meta:paragraph-count="22" meta:word-count="284" meta:character-count="1760" meta:non-whitespace-character-count="1488"/>
  </office:meta>
</office:document-meta>
</file>